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_5f_TEXT">
      <style:paragraph-properties fo:margin-left="0cm" fo:margin-right="0cm" fo:text-indent="0cm" style:auto-text-indent="false" text:number-lines="true" text:line-number="0"/>
    </style:style>
    <style:style style:name="P4" style:family="paragraph" style:parent-style-name="Header_20_right">
      <style:text-properties fo:font-size="11pt" fo:language="ro" fo:country="RO" officeooo:paragraph-rsid="0056ba94" style:font-size-asian="11pt" style:font-size-complex="11pt"/>
    </style:style>
    <style:style style:name="P5" style:family="paragraph" style:parent-style-name="Header_20_left">
      <style:text-properties fo:color="#000000" fo:language="ro" fo:country="RO" officeooo:rsid="01436e20" officeooo:paragraph-rsid="01436e20"/>
    </style:style>
    <style:style style:name="P6" style:family="paragraph" style:parent-style-name="Footer">
      <style:paragraph-properties fo:text-align="end" style:justify-single-word="false"/>
      <style:text-properties fo:language="ro" fo:country="RO"/>
    </style:style>
    <style:style style:name="P7" style:family="paragraph" style:parent-style-name="Footer">
      <style:paragraph-properties fo:text-align="start" style:justify-single-word="false"/>
      <style:text-properties fo:language="ro" fo:country="RO"/>
    </style:style>
    <style:style style:name="P8" style:family="paragraph" style:parent-style-name="_5f_TEXT">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9" style:family="paragraph" style:parent-style-name="_5f_TEXT">
      <style:text-properties fo:color="#ff0000" fo:font-size="18pt" style:text-underline-style="solid" style:text-underline-type="double" style:text-underline-width="auto" style:text-underline-color="font-color" officeooo:rsid="0026cc02" style:font-size-asian="18pt" style:font-size-complex="18pt"/>
    </style:style>
    <style:style style:name="P10"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11" style:family="paragraph" style:parent-style-name="Text_20_Coperta">
      <style:text-properties style:use-window-font-color="true" fo:font-size="14pt" style:font-size-asian="14pt" style:font-size-complex="14pt"/>
    </style:style>
    <style:style style:name="P12" style:family="paragraph" style:parent-style-name="Text_20_Coperta">
      <style:text-properties fo:color="#ff0000"/>
    </style:style>
    <style:style style:name="P13" style:family="paragraph" style:parent-style-name="Text_20_Coperta">
      <style:paragraph-properties fo:text-align="center" style:justify-single-word="false"/>
      <style:text-properties fo:color="#000000" style:font-name="CMU Serif1" fo:font-size="28pt" fo:font-weight="bold" officeooo:rsid="01436e20" officeooo:paragraph-rsid="01436e20" style:font-size-asian="28pt" style:font-weight-asian="bold" style:font-size-complex="28pt" style:font-weight-complex="bold"/>
    </style:style>
    <style:style style:name="P14" style:family="paragraph" style:parent-style-name="No_20_Spacing">
      <style:paragraph-properties fo:text-align="end" style:justify-single-word="false"/>
      <style:text-properties fo:color="#ff0000" fo:font-size="14pt" officeooo:rsid="0023b43b" officeooo:paragraph-rsid="01436e20" style:font-size-asian="14pt" style:font-size-complex="14pt"/>
    </style:style>
    <style:style style:name="P15" style:family="paragraph" style:parent-style-name="Contents_20_1">
      <style:paragraph-properties>
        <style:tab-stops>
          <style:tab-stop style:position="16.501cm" style:type="right" style:leader-style="dotted" style:leader-text="."/>
        </style:tab-stops>
      </style:paragraph-properties>
    </style:style>
    <style:style style:name="P16" style:family="paragraph" style:parent-style-name="Horizontal_20_Line">
      <style:text-properties fo:font-size="16pt" officeooo:rsid="001e9135" style:font-size-asian="16pt" style:font-size-complex="16pt"/>
    </style:style>
    <style:style style:name="P17" style:family="paragraph" style:parent-style-name="Text_20_Coperta" style:master-page-name="Coperta">
      <style:paragraph-properties style:page-number="auto"/>
      <style:text-properties style:use-window-font-color="true" fo:font-size="14pt" style:font-size-asian="14pt" style:font-size-complex="14pt"/>
    </style:style>
    <style:style style:name="P18" style:family="paragraph" style:parent-style-name="Text_20_Declaratie" style:master-page-name="Cuprins">
      <style:paragraph-properties style:page-number="1"/>
    </style:style>
    <style:style style:name="P19" style:family="paragraph" style:parent-style-name="_5f_TEXT" style:list-style-name="L1">
      <style:paragraph-properties text:number-lines="true" text:line-number="0"/>
      <style:text-properties officeooo:rsid="01453301" officeooo:paragraph-rsid="01453301"/>
    </style:style>
    <style:style style:name="P20" style:family="paragraph" style:parent-style-name="_5f_TEXT">
      <style:paragraph-properties text:number-lines="true" text:line-number="0"/>
      <style:text-properties fo:font-weight="normal" officeooo:rsid="01453301" officeooo:paragraph-rsid="01453301" style:font-weight-asian="normal" style:font-weight-complex="normal"/>
    </style:style>
    <style:style style:name="P21" style:family="paragraph" style:parent-style-name="_5f_TEXT">
      <style:paragraph-properties text:number-lines="true" text:line-number="0"/>
      <style:text-properties fo:font-weight="normal" officeooo:rsid="01495c53" officeooo:paragraph-rsid="01495c53" style:font-weight-asian="normal" style:font-weight-complex="normal"/>
    </style:style>
    <style:style style:name="P22" style:family="paragraph" style:parent-style-name="_5f_TEXT" style:list-style-name="L2">
      <style:paragraph-properties text:number-lines="true" text:line-number="0"/>
      <style:text-properties officeooo:rsid="01495c53" officeooo:paragraph-rsid="01495c53"/>
    </style:style>
    <style:style style:name="P23" style:family="paragraph" style:parent-style-name="_5f_TEXT">
      <style:paragraph-properties text:number-lines="true" text:line-number="0"/>
      <style:text-properties officeooo:rsid="01495c53" officeooo:paragraph-rsid="01495c53"/>
    </style:style>
    <style:style style:name="P24" style:family="paragraph" style:parent-style-name="_5f_TEXT" style:list-style-name="L3">
      <style:paragraph-properties text:number-lines="true" text:line-number="0"/>
      <style:text-properties officeooo:rsid="01495c53" officeooo:paragraph-rsid="01495c53"/>
    </style:style>
    <style:style style:name="P25" style:family="paragraph" style:parent-style-name="_31__20_Capitol" style:list-style-name=""/>
    <style:style style:name="P26" style:family="paragraph" style:parent-style-name="_31__20_Capitol" style:list-style-name="" style:master-page-name="Corp_5f_Lucrare">
      <style:paragraph-properties style:page-number="1" text:number-lines="true" text:line-number="0"/>
    </style:style>
    <style:style style:name="T1" style:family="text">
      <style:text-properties officeooo:rsid="01436e20"/>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language="ro" fo:country="RO"/>
    </style:style>
    <style:style style:name="T5" style:family="text">
      <style:text-properties fo:language="ro" fo:country="RO" officeooo:rsid="0012067c"/>
    </style:style>
    <style:style style:name="T6" style:family="text">
      <style:text-properties officeooo:rsid="0012067c"/>
    </style:style>
    <style:style style:name="T7" style:family="text">
      <style:text-properties officeooo:rsid="0140056d"/>
    </style:style>
    <style:style style:name="T8" style:family="text">
      <style:text-properties officeooo:rsid="01453301"/>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1495c53"/>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17"><text:span text:style-name="T4">UNIVERSITATEA TEHNICĂ „Gheorghe Asachi” </text:span><text:span text:style-name="T5">din</text:span><text:span text:style-name="T4"> IAȘI</text:span></text:p>
      <text:p text:style-name="P11">FACULTATEA DE <text:span text:style-name="T6">AUTOMATICĂ ȘI CALCULATOARE</text:span></text:p>
      <text:p text:style-name="P11">DOMENIUL: <text:span text:style-name="T7">Calculatoare și tehnologia informației</text:span></text:p>
      <text:p text:style-name="P11">SPECIALIZAREA: <text:span text:style-name="T7">Tehnologia informației</text:span></text:p>
      <text:p text:style-name="Text_20_Coperta"/>
      <text:p text:style-name="Text_20_Coperta"/>
      <text:p text:style-name="Text_20_Coperta"/>
      <text:p text:style-name="Text_20_Coperta"/>
      <text:p text:style-name="Text_20_Coperta">modified documentatino</text:p>
      <text:p text:style-name="Text_20_Coperta"/>
      <text:p text:style-name="Text_20_Coperta"/>
      <text:p text:style-name="Text_20_Coperta"/>
      <text:p text:style-name="P1"/>
      <text:p text:style-name="Text_20_Coperta"/>
      <text:p text:style-name="Text_20_Coperta"/>
      <text:p text:style-name="P13">Aplicație de servicii bancare</text:p>
      <text:p text:style-name="Text_20_Coperta"/>
      <text:p text:style-name="P10">Proiect la disciplina</text:p>
      <text:p text:style-name="P10"><text:span text:style-name="T1">Tehnologii internet</text:span> – proiect (<text:span text:style-name="T1">TI-</text:span>P)</text:p>
      <text:p text:style-name="Text_20_Coperta"/>
      <text:p text:style-name="Text_20_Coperta">modified documentatino</text:p>
      <text:p text:style-name="Text_20_Coperta"/>
      <text:p text:style-name="P12"/>
      <text:p text:style-name="Text_20_Coperta">Membrii echipei</text:p>
      <text:p text:style-name="Text_20_Coperta">Nicolae Boca</text:p>
      <text:p text:style-name="Text_20_Coperta">Ștefan Ignătescu</text:p>
      <text:p text:style-name="Text_20_Coperta">Cosmin-Andrei Popovici</text:p>
      <text:p text:style-name="Text_20_Coperta">Gabriel Răileanu </text:p>
      <text:p text:style-name="P14"/>
      <text:p text:style-name="P18"/>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15"><text:a xlink:type="simple" xlink:href="#__RefHeading__5011_1794362497" text:style-name="Index_20_Link" text:visited-style-name="Index_20_Link"><text:s/>Introducere</text:a><text:tab/>1</text:p>
          <text:p text:style-name="P15"><text:a xlink:type="simple" xlink:href="#__RefHeading__6364_982623240" text:style-name="Index_20_Link" text:visited-style-name="Index_20_Link"><text:s/>Concluzii</text:a><text:tab/>3</text:p>
        </text:index-body>
      </text:table-of-content>
      <text:p text:style-name="P9"/>
      <text:h text:style-name="P26" text:outline-level="1"><text:bookmark-start text:name="__RefHeading__5011_1794362497"/>Introducere<text:bookmark-end text:name="__RefHeading__5011_1794362497"/></text:h>
      <text:p text:style-name="P3"><text:tab/><text:span text:style-name="T8">Pentru disciplina Tehnologii Internet – Proiect am ales să realizăm o aplicație WEB care să implementeze un mic set de operațiuni de administrare a unei bănci. </text:span></text:p>
      <text:p text:style-name="P3"><text:tab/><text:span text:style-name="T8">Componența echipei:</text:span></text:p>
      <text:list xml:id="list807148526" text:style-name="L1">
        <text:list-item>
          <text:p text:style-name="P19">Boca Nicolae</text:p>
        </text:list-item>
        <text:list-item>
          <text:p text:style-name="P19">Ștefan Ignătescu</text:p>
        </text:list-item>
        <text:list-item>
          <text:p text:style-name="P19">Cosmin – Andrei Popovici</text:p>
        </text:list-item>
        <text:list-item>
          <text:p text:style-name="P19">Gabriel Răileanu –<text:span text:style-name="T10"> </text:span><text:span text:style-name="T9">team leader</text:span></text:p>
        </text:list-item>
      </text:list>
      <text:p text:style-name="P20">Proiectul va urmări o metodologie de dezvoltare de tip Agile. Astfel, fiecare sprint are câte 2 săptămâni, care corespund datelor în care este prevăzută activitatea de laborator. Echipa va <text:s/>realiza proiectul organizat pe versiuni și milestone-uri și va folosi ca sistem de versionare Git, împreună cu clienți GUI – SourceTree pentru Windows și GitKraken pentru Linux.</text:p>
      <text:p text:style-name="P20">Pentru componenta de bază de date, s-a optat pentru a lucra cu XAMPP/LAMPP, folosindu-se din această suită phpMyAdmin. </text:p>
      <text:p text:style-name="P20">Din punct de vedere al dezvoltării aplicației de servicii bancare, se va urmări folosirea modelului pus la dispoziție, implementând o astfel de arhitectură:</text:p>
      <text:p text:style-name="P20"/>
      <text:p text:style-name="P20">---poză cum se conectează la client/server </text:p>
      <text:p text:style-name="P20"/>
      <text:p text:style-name="P20">Am ales această temă <text:span text:style-name="T11">deoarece credem că ne ajută să îmbinăm cunoștințele acumulate și oferă posibilitatea găsirii de soluții sau breșe pentru problemele/soluțiile pe care le avem sau folosim. <text:tab/></text:span></text:p>
      <text:p text:style-name="P21">Cu toții folosim servicii bancare, în diferite moduri. Fie că plătim cu cardul la supermarket, fie că alegem să plătim abonamentul pentru serviciile de streaming video, sau că avem foarte mulți bani și nu avem ce să facem cu ei (lucru foarte puțin probabil), trebuie să recunoaștem că trăim într-o lume în care din ce în ce mai puțină lume folosește monezile fizice.</text:p>
      <text:p text:style-name="P21">Astfel, o aplicație de servicii bancare își are rolul, mai ales în contextul apariției așa­numitelor <text:span text:style-name="T12">bănci virtuale</text:span><text:span text:style-name="T13">, care nu au un sediu fizic, dar care pun la dispoziții același tipuri de servicii ca și băncile clasice. </text:span></text:p>
      <text:p text:style-name="P21"><text:span text:style-name="T13">În urma implementării acestei aplicații, un client al băncii va putea să facă operații de bază asupra contului lui: va putea să facă extrase de cont, să-și vadă un istoric al tranzacțiilor, dar și să își administreze informații despre contul de client din cadrul aplicației de Internet Banking. </text:span></text:p>
      <text:p text:style-name="P21"><text:span text:style-name="T13">Pe de altă parte, ne dorim să furnizăm și o interfață pentru un funcționar al instituției, care va avea posibilitatea de a deschide și administra conturi. </text:span></text:p>
      <text:p text:style-name="P21"><text:span text:style-name="T13">Un punct important din realizarea aplicației este logarea în interfață clientului. Am folosit, astfel, pentru a securiza accesul, o metodă de autentificare în doi pași:</text:span></text:p>
      <text:list xml:id="list707504259" text:style-name="L2">
        <text:list-item>
          <text:p text:style-name="P22"><text:span text:style-name="T13">utilizatorul va introduce email-ul și parola din interfață de Internet Banking</text:span></text:p>
        </text:list-item>
        <text:list-item>
          <text:p text:style-name="P22"><text:span text:style-name="T13">va introduce PIN-ul corespunzător contului curent într-un token realizat de noi. La introducerea corectă a PIN-ului, token-ul va comunica cu serverul și va autoriza autentificarea utilizatorului</text:span></text:p>
        </text:list-item>
      </text:list>
      <text:p text:style-name="P23"><text:span text:style-name="T13"/></text:p>
      <text:p text:style-name="P23"><text:span text:style-name="T13">Realizarea dispozitivului hardware, dar și comunicația cu serverul de servicii web va fi realizată folosind următoarele echipamente: </text:span></text:p>
      <text:list xml:id="list2745013349" text:style-name="L3">
        <text:list-item>
          <text:p text:style-name="P24"><text:span text:style-name="T13"/></text:p>
        </text:list-item>
      </text:list>
      <text:h text:style-name="_31__20_Capitol" text:outline-level="1"/>
      <text:p text:style-name="P8"/>
      <text:h text:style-name="P25" text:outline-level="1"><text:bookmark-start text:name="__RefHeading__6364_982623240"/>Concluzii<text:bookmark-end text:name="__RefHeading__6364_982623240"/></text:h>
      <text:p text:style-name="_5f_TEXT"/>
      <text:p text:style-name="_5f_TEXT"/>
      <text:p text:style-name="P16"><text:bookmark-start text:name="__RefHeading__6324_59671573"/><text:bookmark-end text:name="__RefHeading__6324_596715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o_20_Spacing" style:display-name="No Spacing" style:family="paragraph">
      <style:paragraph-properties fo:orphans="2" fo:widows="2" fo:hyphenation-ladder-count="no-limit"/>
      <style:text-properties style:use-window-font-color="true" style:font-name="Calibri" fo:font-family="Calibri, 'Futura Bk'" style:font-family-generic="swiss" style:font-pitch="variable" fo:font-size="11pt" fo:language="en" fo:country="US" style:font-name-asian="Calibri" style:font-family-asian="Calibri, 'Futura Bk'" style:font-family-generic-asian="swiss" style:font-pitch-asian="variable" style:font-size-asian="11pt" style:language-asian="zh" style:country-asian="CN" style:font-name-complex="Calibri" style:font-family-complex="Calibri, 'Futura Bk'" style:font-family-generic-complex="swiss" style:font-pitch-complex="variable" style:font-size-complex="11pt" style:language-complex="ar" style:country-complex="SA" fo:hyphenate="false" fo:hyphenation-remain-char-count="2" fo:hyphenation-push-char-count="2"/>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36e20" officeooo:paragraph-rsid="01436e20"/>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36e20"/>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Concluzii</text:chapter></text:p>
      </style:header>
      <style:header-left>
        <text:p text:style-name="MP3"><text:span text:style-name="MT2">R</text:span><text:span text:style-name="MT3">IPBank Team</text:span></text:p>
      </style:header-left>
      <style:footer>
        <text:p text:style-name="MP4"><text:page-number text:select-page="current">3</text:page-number></text:p>
      </style:footer>
      <style:footer-left>
        <text:p text:style-name="MP5"><text:page-number text:select-page="current">2</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2.0.3$Linux_X86_64 LibreOffice_project/98c6a8a1c6c7b144ce3cc729e34964b47ce25d62</meta:generator>
    <meta:editing-duration>P5DT10H14M24S</meta:editing-duration>
    <meta:editing-cycles>263</meta:editing-cycles>
    <dc:date>2019-03-16T15:44:44.595925400</dc:date>
    <meta:print-date>2014-05-05T17:43:31.734000000</meta:print-date>
    <meta:document-statistic meta:table-count="0" meta:image-count="0" meta:object-count="0" meta:page-count="7" meta:paragraph-count="45" meta:word-count="489" meta:character-count="3245" meta:non-whitespace-character-count="2786"/>
  </office:meta>
</office:document-meta>
</file>